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08B07CCA51E5EDAB.png" manifest:media-type="image/png"/>
  <manifest:file-entry manifest:full-path="Pictures/10000000000002C9000001D08D88095662FE02D2.png" manifest:media-type="image/png"/>
  <manifest:file-entry manifest:full-path="Pictures/100000000000028E00000238BFA6751CD78535E0.png" manifest:media-type="image/png"/>
  <manifest:file-entry manifest:full-path="Pictures/100000000000028E00000238633636B84470A294.png" manifest:media-type="image/png"/>
  <manifest:file-entry manifest:full-path="Pictures/10000000000002C9000001D0B895DB162DE5E32B.png" manifest:media-type="image/png"/>
  <manifest:file-entry manifest:full-path="Pictures/1000020100000556000003003D0F0AFAB6CE273F.png" manifest:media-type="image/png"/>
  <manifest:file-entry manifest:full-path="Pictures/10000000000002E000000257D462C9A23FE1E06C.png" manifest:media-type="image/png"/>
  <manifest:file-entry manifest:full-path="Pictures/10000000000002C1000002A074FC98DA6AD1C1AC.png" manifest:media-type="image/png"/>
  <manifest:file-entry manifest:full-path="Pictures/10000000000002E00000025747000E64F2F29623.png" manifest:media-type="image/png"/>
  <manifest:file-entry manifest:full-path="Pictures/100000000000022D0000012CFE5F52DA860F08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3887" officeooo:paragraph-rsid="001b3887"/>
    </style:style>
    <style:style style:name="P2" style:family="paragraph" style:parent-style-name="Standard">
      <style:text-properties officeooo:rsid="001bc64f" officeooo:paragraph-rsid="001bc64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)</text:p>
      <text:p text:style-name="P1"><draw:frame draw:style-name="fr1" draw:name="Figura1" text:anchor-type="paragraph" svg:x="0cm" svg:y="1.27cm" svg:width="17cm" svg:height="11.063cm" draw:z-index="0"><draw:image xlink:href="Pictures/10000000000002C9000001D08D88095662FE02D2.png" xlink:type="simple" xlink:show="embed" xlink:actuate="onLoad"/></draw:frame></text:p>
      <text:p text:style-name="P1"/>
      <text:p text:style-name="P1"/>
      <text:p text:style-name="P1">1b)</text:p>
      <text:p text:style-name="P1"><draw:frame draw:style-name="fr1" draw:name="Figura2" text:anchor-type="paragraph" svg:x="0cm" svg:y="0cm" svg:width="17cm" svg:height="11.063cm" draw:z-index="1"><draw:image xlink:href="Pictures/10000000000002C9000001D0B895DB162DE5E32B.png" xlink:type="simple" xlink:show="embed" xlink:actuate="onLoad"/></draw:frame>2<text:span text:style-name="T1">a</text:span>)</text:p>
      <text:p text:style-name="P1"><draw:frame draw:style-name="fr2" draw:name="Figura3" text:anchor-type="paragraph" svg:width="17cm" svg:height="13.834cm" draw:z-index="2"><draw:image xlink:href="Pictures/10000000000002E000000257D462C9A23FE1E06C.png" xlink:type="simple" xlink:show="embed" xlink:actuate="onLoad"/></draw:frame><text:soft-page-break/>2b)</text:p>
      <text:p text:style-name="P2"><draw:frame draw:style-name="fr3" draw:name="Figura4" text:anchor-type="paragraph" svg:width="17cm" svg:height="13.834cm" draw:z-index="3"><draw:image xlink:href="Pictures/10000000000002E00000025747000E64F2F29623.png" xlink:type="simple" xlink:show="embed" xlink:actuate="onLoad"/></draw:frame><text:soft-page-break/>3<text:span text:style-name="T1">a</text:span>)</text:p>
      <text:p text:style-name="P2"><draw:frame draw:style-name="fr2" draw:name="Figura5" text:anchor-type="paragraph" svg:width="17cm" svg:height="9.557cm" draw:z-index="4"><draw:image xlink:href="Pictures/1000020100000556000003003D0F0AFAB6CE273F.png" xlink:type="simple" xlink:show="embed" xlink:actuate="onLoad"/></draw:frame>3b)</text:p>
      <text:p text:style-name="P2"><draw:frame draw:style-name="fr3" draw:name="Figura6" text:anchor-type="paragraph" svg:width="17cm" svg:height="9.557cm" draw:z-index="5"><draw:image xlink:href="Pictures/10000201000005560000030008B07CCA51E5EDAB.png" xlink:type="simple" xlink:show="embed" xlink:actuate="onLoad"/></draw:frame><text:soft-page-break/>4<text:span text:style-name="T2">a</text:span>)</text:p>
      <text:p text:style-name="P2"><draw:frame draw:style-name="fr2" draw:name="Figura7" text:anchor-type="paragraph" svg:width="17cm" svg:height="14.764cm" draw:z-index="6"><draw:image xlink:href="Pictures/100000000000028E00000238BFA6751CD78535E0.png" xlink:type="simple" xlink:show="embed" xlink:actuate="onLoad"/></draw:frame>4b)</text:p>
      <text:p text:style-name="P2"><draw:frame draw:style-name="fr2" draw:name="Figura8" text:anchor-type="paragraph" svg:width="17cm" svg:height="14.764cm" draw:z-index="7"><draw:image xlink:href="Pictures/100000000000028E00000238633636B84470A294.png" xlink:type="simple" xlink:show="embed" xlink:actuate="onLoad"/></draw:frame><text:soft-page-break/>5)</text:p>
      <text:p text:style-name="P2"><draw:frame draw:style-name="fr3" draw:name="Figura9" text:anchor-type="paragraph" svg:width="17cm" svg:height="16.203cm" draw:z-index="8"><draw:image xlink:href="Pictures/10000000000002C1000002A074FC98DA6AD1C1AC.png" xlink:type="simple" xlink:show="embed" xlink:actuate="onLoad"/></draw:frame><text:soft-page-break/></text:p>
      <text:p text:style-name="P2">6)</text:p>
      <text:p text:style-name="P2"><draw:frame draw:style-name="fr4" draw:name="Figura10" text:anchor-type="paragraph" svg:width="14.737cm" svg:height="7.938cm" draw:z-index="9"><draw:image xlink:href="Pictures/100000000000022D0000012CFE5F52DA860F0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59:31.769000000</meta:creation-date>
    <dc:date>2017-11-18T14:18:08.437000000</dc:date>
    <meta:editing-duration>PT19S</meta:editing-duration>
    <meta:editing-cycles>1</meta:editing-cycles>
    <meta:document-statistic meta:table-count="0" meta:image-count="10" meta:object-count="0" meta:page-count="6" meta:paragraph-count="10" meta:word-count="10" meta:character-count="28" meta:non-whitespace-character-count="28"/>
    <meta:generator>LibreOffice/5.4.0.3$Windows_x86 LibreOffice_project/7556cbc6811c9d992f4064ab9287069087d7f62c</meta:generator>
  </office:meta>
</office:document-meta>
</file>